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ingle_site_exchanges_combinatorial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"/>
        <table:table-column table:style-name="co3" table:default-cell-style-name="ce2"/>
        <table:table-column table:style-name="co4" table:number-columns-repeated="2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Default" office:value-type="string" calcext:value-type="string" table:number-columns-spanned="3" table:number-rows-spanned="1">
            <text:p>Normalized fitness score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adjusted p value compared to library base variant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Amino acid exchange</text:p>
          </table:table-cell>
          <table:table-cell table:style-name="Default" office:value-type="string" calcext:value-type="string">
            <text:p>continuous light, 5% CO2, 95% N2, 0% O2</text:p>
          </table:table-cell>
          <table:table-cell table:style-name="Default" office:value-type="string" calcext:value-type="string">
            <text:p>continuous light, 5% CO2, 75% N2, 20% O2</text:p>
          </table:table-cell>
          <table:table-cell table:style-name="Default" office:value-type="string" calcext:value-type="string">
            <text:p>Light-dark cycles, 5% CO2, 75% N2, 20% O2</text:p>
          </table:table-cell>
          <table:table-cell table:style-name="Default" office:value-type="string" calcext:value-type="string">
            <text:p>continuous light, 5% CO2, 95% N2, 0% O2</text:p>
          </table:table-cell>
          <table:table-cell table:style-name="Default" office:value-type="string" calcext:value-type="string">
            <text:p>continuous light, 5% CO2, 75% N2, 20% O2</text:p>
          </table:table-cell>
          <table:table-cell table:style-name="Default" office:value-type="string" calcext:value-type="string">
            <text:p>Light-dark cycles, 5% CO2, 75% N2, 20% O2</text:p>
          </table:table-cell>
          <table:table-cell office:value-type="string" calcext:value-type="string">
            <text:p>num_barcodes</text:p>
          </table:table-cell>
          <table:table-cell office:value-type="string" calcext:value-type="string">
            <text:p>number_mu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141L</text:p>
          </table:table-cell>
          <table:table-cell office:value-type="float" office:value="0.94020713494504" calcext:value-type="float">
            <text:p>0.94</text:p>
          </table:table-cell>
          <table:table-cell office:value-type="float" office:value="1.13349839466397" calcext:value-type="float">
            <text:p>1.13</text:p>
          </table:table-cell>
          <table:table-cell office:value-type="float" office:value="0.782845366007405" calcext:value-type="float">
            <text:p>0.78</text:p>
          </table:table-cell>
          <table:table-cell office:value-type="float" office:value="0.696911258957035" calcext:value-type="float">
            <text:p>6.97E-01</text:p>
          </table:table-cell>
          <table:table-cell office:value-type="float" office:value="0.309914394222074" calcext:value-type="float">
            <text:p>3.10E-01</text:p>
          </table:table-cell>
          <table:table-cell office:value-type="float" office:value="0.0848931421821451" calcext:value-type="float">
            <text:p>8.49E-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141V</text:p>
          </table:table-cell>
          <table:table-cell office:value-type="float" office:value="1.01686046997536" calcext:value-type="float">
            <text:p>1.02</text:p>
          </table:table-cell>
          <table:table-cell office:value-type="float" office:value="1.18873709886882" calcext:value-type="float">
            <text:p>1.19</text:p>
          </table:table-cell>
          <table:table-cell office:value-type="float" office:value="0.963921626778355" calcext:value-type="float">
            <text:p>0.96</text:p>
          </table:table-cell>
          <table:table-cell office:value-type="float" office:value="0.816632639821802" calcext:value-type="float">
            <text:p>8.17E-01</text:p>
          </table:table-cell>
          <table:table-cell office:value-type="float" office:value="0.0672931947784492" calcext:value-type="float">
            <text:p>6.73E-02</text:p>
          </table:table-cell>
          <table:table-cell office:value-type="float" office:value="0.938688362904522" calcext:value-type="float">
            <text:p>9.39E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265A</text:p>
          </table:table-cell>
          <table:table-cell office:value-type="float" office:value="0.868341736186486" calcext:value-type="float">
            <text:p>0.87</text:p>
          </table:table-cell>
          <table:table-cell office:value-type="float" office:value="0.780459245432386" calcext:value-type="float">
            <text:p>0.78</text:p>
          </table:table-cell>
          <table:table-cell office:value-type="float" office:value="0.907161057430682" calcext:value-type="float">
            <text:p>0.91</text:p>
          </table:table-cell>
          <table:table-cell office:value-type="float" office:value="0.00982978945302175" calcext:value-type="float">
            <text:p>9.83E-03</text:p>
          </table:table-cell>
          <table:table-cell office:value-type="float" office:value="0.00100395996139489" calcext:value-type="float">
            <text:p>1.00E-03</text:p>
          </table:table-cell>
          <table:table-cell office:value-type="float" office:value="0.281346316371" calcext:value-type="float">
            <text:p>2.81E-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265E</text:p>
          </table:table-cell>
          <table:table-cell office:value-type="float" office:value="0.800323976755303" calcext:value-type="float">
            <text:p>0.80</text:p>
          </table:table-cell>
          <table:table-cell office:value-type="float" office:value="0.695578051955402" calcext:value-type="float">
            <text:p>0.70</text:p>
          </table:table-cell>
          <table:table-cell office:value-type="float" office:value="0.762515397886191" calcext:value-type="float">
            <text:p>0.76</text:p>
          </table:table-cell>
          <table:table-cell office:value-type="float" office:value="0.00102493796723275" calcext:value-type="float">
            <text:p>1.02E-03</text:p>
          </table:table-cell>
          <table:table-cell office:value-type="float" office:value="0.00000905631787016599" calcext:value-type="float">
            <text:p>9.06E-06</text:p>
          </table:table-cell>
          <table:table-cell office:value-type="float" office:value="0.0214987874150874" calcext:value-type="float">
            <text:p>2.15E-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265K</text:p>
          </table:table-cell>
          <table:table-cell office:value-type="float" office:value="0.736922198447445" calcext:value-type="float">
            <text:p>0.74</text:p>
          </table:table-cell>
          <table:table-cell office:value-type="float" office:value="0.549059406461806" calcext:value-type="float">
            <text:p>0.55</text:p>
          </table:table-cell>
          <table:table-cell office:value-type="float" office:value="0.684718956558254" calcext:value-type="float">
            <text:p>0.68</text:p>
          </table:table-cell>
          <table:table-cell office:value-type="float" office:value="0.00102493796723275" calcext:value-type="float">
            <text:p>1.02E-03</text:p>
          </table:table-cell>
          <table:table-cell office:value-type="float" office:value="0.0000170442635361697" calcext:value-type="float">
            <text:p>1.70E-05</text:p>
          </table:table-cell>
          <table:table-cell office:value-type="float" office:value="0.013054555098541" calcext:value-type="float">
            <text:p>1.31E-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265R</text:p>
          </table:table-cell>
          <table:table-cell office:value-type="float" office:value="0.732098377244334" calcext:value-type="float">
            <text:p>0.73</text:p>
          </table:table-cell>
          <table:table-cell office:value-type="float" office:value="0.346520223939922" calcext:value-type="float">
            <text:p>0.35</text:p>
          </table:table-cell>
          <table:table-cell office:value-type="float" office:value="0.254779578011592" calcext:value-type="float">
            <text:p>0.25</text:p>
          </table:table-cell>
          <table:table-cell office:value-type="float" office:value="0.013123920736952" calcext:value-type="float">
            <text:p>1.31E-02</text:p>
          </table:table-cell>
          <table:table-cell office:value-type="float" office:value="0.00670247635973442" calcext:value-type="float">
            <text:p>6.70E-03</text:p>
          </table:table-cell>
          <table:table-cell office:value-type="float" office:value="0.00702105107863506" calcext:value-type="float">
            <text:p>7.02E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261A</text:p>
          </table:table-cell>
          <table:table-cell office:value-type="float" office:value="0.951877461363427" calcext:value-type="float">
            <text:p>0.95</text:p>
          </table:table-cell>
          <table:table-cell office:value-type="float" office:value="1.04212054079815" calcext:value-type="float">
            <text:p>1.04</text:p>
          </table:table-cell>
          <table:table-cell office:value-type="float" office:value="0.917286596861565" calcext:value-type="float">
            <text:p>0.92</text:p>
          </table:table-cell>
          <table:table-cell office:value-type="float" office:value="0.943367900759846" calcext:value-type="float">
            <text:p>9.43E-01</text:p>
          </table:table-cell>
          <table:table-cell office:value-type="float" office:value="0.48546577915167" calcext:value-type="float">
            <text:p>4.85E-01</text:p>
          </table:table-cell>
          <table:table-cell office:value-type="float" office:value="0.738566081973462" calcext:value-type="float">
            <text:p>7.39E-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261D</text:p>
          </table:table-cell>
          <table:table-cell office:value-type="float" office:value="0.992020411918314" calcext:value-type="float">
            <text:p>0.99</text:p>
          </table:table-cell>
          <table:table-cell office:value-type="float" office:value="0.939842975771202" calcext:value-type="float">
            <text:p>0.94</text:p>
          </table:table-cell>
          <table:table-cell office:value-type="float" office:value="0.757559190797226" calcext:value-type="float">
            <text:p>0.76</text:p>
          </table:table-cell>
          <table:table-cell office:value-type="float" office:value="0.405095056854341" calcext:value-type="float">
            <text:p>4.05E-01</text:p>
          </table:table-cell>
          <table:table-cell office:value-type="float" office:value="0.691508317869218" calcext:value-type="float">
            <text:p>6.92E-01</text:p>
          </table:table-cell>
          <table:table-cell office:value-type="float" office:value="0.189296142242547" calcext:value-type="float">
            <text:p>1.89E-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261E</text:p>
          </table:table-cell>
          <table:table-cell office:value-type="float" office:value="0.894913842943242" calcext:value-type="float">
            <text:p>0.89</text:p>
          </table:table-cell>
          <table:table-cell office:value-type="float" office:value="0.921824926785469" calcext:value-type="float">
            <text:p>0.92</text:p>
          </table:table-cell>
          <table:table-cell office:value-type="float" office:value="0.787863543375876" calcext:value-type="float">
            <text:p>0.79</text:p>
          </table:table-cell>
          <table:table-cell office:value-type="float" office:value="0.0768899104413911" calcext:value-type="float">
            <text:p>7.69E-02</text:p>
          </table:table-cell>
          <table:table-cell office:value-type="float" office:value="0.247480979812592" calcext:value-type="float">
            <text:p>2.47E-01</text:p>
          </table:table-cell>
          <table:table-cell office:value-type="float" office:value="0.0359537851084297" calcext:value-type="float">
            <text:p>3.60E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261F</text:p>
          </table:table-cell>
          <table:table-cell office:value-type="float" office:value="0.836667125688604" calcext:value-type="float">
            <text:p>0.84</text:p>
          </table:table-cell>
          <table:table-cell office:value-type="float" office:value="0.730923327809622" calcext:value-type="float">
            <text:p>0.73</text:p>
          </table:table-cell>
          <table:table-cell office:value-type="float" office:value="0.729582796588625" calcext:value-type="float">
            <text:p>0.73</text:p>
          </table:table-cell>
          <table:table-cell office:value-type="float" office:value="0.00272534420155262" calcext:value-type="float">
            <text:p>2.73E-03</text:p>
          </table:table-cell>
          <table:table-cell office:value-type="float" office:value="0.00100395996139489" calcext:value-type="float">
            <text:p>1.00E-03</text:p>
          </table:table-cell>
          <table:table-cell office:value-type="float" office:value="0.00806789330062107" calcext:value-type="float">
            <text:p>8.07E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154D</text:p>
          </table:table-cell>
          <table:table-cell office:value-type="float" office:value="0.796866278253944" calcext:value-type="float">
            <text:p>0.80</text:p>
          </table:table-cell>
          <table:table-cell office:value-type="float" office:value="0.638715806535255" calcext:value-type="float">
            <text:p>0.64</text:p>
          </table:table-cell>
          <table:table-cell office:value-type="float" office:value="0.623943372391629" calcext:value-type="float">
            <text:p>0.62</text:p>
          </table:table-cell>
          <table:table-cell office:value-type="float" office:value="0.00102493796723275" calcext:value-type="float">
            <text:p>1.02E-03</text:p>
          </table:table-cell>
          <table:table-cell office:value-type="float" office:value="0.000448886822158932" calcext:value-type="float">
            <text:p>4.49E-04</text:p>
          </table:table-cell>
          <table:table-cell office:value-type="float" office:value="0.00155476346951618" calcext:value-type="float">
            <text:p>1.55E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154E</text:p>
          </table:table-cell>
          <table:table-cell office:value-type="float" office:value="0.875314717058801" calcext:value-type="float">
            <text:p>0.88</text:p>
          </table:table-cell>
          <table:table-cell office:value-type="float" office:value="1.06195078301805" calcext:value-type="float">
            <text:p>1.06</text:p>
          </table:table-cell>
          <table:table-cell office:value-type="float" office:value="0.750869564312723" calcext:value-type="float">
            <text:p>0.75</text:p>
          </table:table-cell>
          <table:table-cell office:value-type="float" office:value="0.0136613736024618" calcext:value-type="float">
            <text:p>1.37E-02</text:p>
          </table:table-cell>
          <table:table-cell office:value-type="float" office:value="0.98178914209276" calcext:value-type="float">
            <text:p>9.82E-01</text:p>
          </table:table-cell>
          <table:table-cell office:value-type="float" office:value="0.176341581656794" calcext:value-type="float">
            <text:p>1.76E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54K</text:p>
          </table:table-cell>
          <table:table-cell office:value-type="float" office:value="0.94116241652233" calcext:value-type="float">
            <text:p>0.94</text:p>
          </table:table-cell>
          <table:table-cell office:value-type="float" office:value="0.812569713503689" calcext:value-type="float">
            <text:p>0.81</text:p>
          </table:table-cell>
          <table:table-cell office:value-type="float" office:value="0.699900584992534" calcext:value-type="float">
            <text:p>0.70</text:p>
          </table:table-cell>
          <table:table-cell office:value-type="float" office:value="0.367155861833909" calcext:value-type="float">
            <text:p>3.67E-01</text:p>
          </table:table-cell>
          <table:table-cell office:value-type="float" office:value="0.00670247635973442" calcext:value-type="float">
            <text:p>6.70E-03</text:p>
          </table:table-cell>
          <table:table-cell office:value-type="float" office:value="0.0250038148187471" calcext:value-type="float">
            <text:p>2.50E-0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54S</text:p>
          </table:table-cell>
          <table:table-cell office:value-type="float" office:value="0.845900697701891" calcext:value-type="float">
            <text:p>0.85</text:p>
          </table:table-cell>
          <table:table-cell office:value-type="float" office:value="0.688998326634023" calcext:value-type="float">
            <text:p>0.69</text:p>
          </table:table-cell>
          <table:table-cell office:value-type="float" office:value="0.64400755010878" calcext:value-type="float">
            <text:p>0.64</text:p>
          </table:table-cell>
          <table:table-cell office:value-type="float" office:value="0.00652222884155599" calcext:value-type="float">
            <text:p>6.52E-03</text:p>
          </table:table-cell>
          <table:table-cell office:value-type="float" office:value="0.0135631051706131" calcext:value-type="float">
            <text:p>1.36E-02</text:p>
          </table:table-cell>
          <table:table-cell office:value-type="float" office:value="0.350813083991735" calcext:value-type="float">
            <text:p>3.51E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406D</text:p>
          </table:table-cell>
          <table:table-cell office:value-type="float" office:value="1.01359871103169" calcext:value-type="float">
            <text:p>1.01</text:p>
          </table:table-cell>
          <table:table-cell office:value-type="float" office:value="0.94624496210837" calcext:value-type="float">
            <text:p>0.95</text:p>
          </table:table-cell>
          <table:table-cell office:value-type="float" office:value="0.961308541500593" calcext:value-type="float">
            <text:p>0.96</text:p>
          </table:table-cell>
          <table:table-cell office:value-type="float" office:value="0.863690565222449" calcext:value-type="float">
            <text:p>8.64E-01</text:p>
          </table:table-cell>
          <table:table-cell office:value-type="float" office:value="0.860476523596445" calcext:value-type="float">
            <text:p>8.60E-01</text:p>
          </table:table-cell>
          <table:table-cell office:value-type="float" office:value="0.855863886201288" calcext:value-type="float">
            <text:p>8.56E-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406E</text:p>
          </table:table-cell>
          <table:table-cell office:value-type="float" office:value="1.1207628926956" calcext:value-type="float">
            <text:p>1.12</text:p>
          </table:table-cell>
          <table:table-cell office:value-type="float" office:value="1.07647553308997" calcext:value-type="float">
            <text:p>1.08</text:p>
          </table:table-cell>
          <table:table-cell office:value-type="float" office:value="0.826614795492167" calcext:value-type="float">
            <text:p>0.83</text:p>
          </table:table-cell>
          <table:table-cell office:value-type="float" office:value="0.0134880161037109" calcext:value-type="float">
            <text:p>1.35E-02</text:p>
          </table:table-cell>
          <table:table-cell office:value-type="float" office:value="0.541670467322039" calcext:value-type="float">
            <text:p>5.42E-01</text:p>
          </table:table-cell>
          <table:table-cell office:value-type="float" office:value="0.199076289954714" calcext:value-type="float">
            <text:p>1.99E-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446A</text:p>
          </table:table-cell>
          <table:table-cell office:value-type="float" office:value="1.02086083925577" calcext:value-type="float">
            <text:p>1.02</text:p>
          </table:table-cell>
          <table:table-cell office:value-type="float" office:value="0.936719946157742" calcext:value-type="float">
            <text:p>0.94</text:p>
          </table:table-cell>
          <table:table-cell office:value-type="float" office:value="0.916293180417553" calcext:value-type="float">
            <text:p>0.92</text:p>
          </table:table-cell>
          <table:table-cell office:value-type="float" office:value="0.93280781884388" calcext:value-type="float">
            <text:p>9.33E-01</text:p>
          </table:table-cell>
          <table:table-cell office:value-type="float" office:value="0.611607136215607" calcext:value-type="float">
            <text:p>6.12E-01</text:p>
          </table:table-cell>
          <table:table-cell office:value-type="float" office:value="0.529121558595971" calcext:value-type="float">
            <text:p>5.29E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446I</text:p>
          </table:table-cell>
          <table:table-cell office:value-type="float" office:value="0.938677100932312" calcext:value-type="float">
            <text:p>0.94</text:p>
          </table:table-cell>
          <table:table-cell office:value-type="float" office:value="0.869046016316112" calcext:value-type="float">
            <text:p>0.87</text:p>
          </table:table-cell>
          <table:table-cell office:value-type="float" office:value="0.840557011878388" calcext:value-type="float">
            <text:p>0.84</text:p>
          </table:table-cell>
          <table:table-cell office:value-type="float" office:value="0.0453950538878561" calcext:value-type="float">
            <text:p>4.54E-02</text:p>
          </table:table-cell>
          <table:table-cell office:value-type="float" office:value="0.00836876560292796" calcext:value-type="float">
            <text:p>8.37E-03</text:p>
          </table:table-cell>
          <table:table-cell office:value-type="float" office:value="0.243983416677325" calcext:value-type="float">
            <text:p>2.44E-0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446T</text:p>
          </table:table-cell>
          <table:table-cell office:value-type="float" office:value="1.03416258380223" calcext:value-type="float">
            <text:p>1.03</text:p>
          </table:table-cell>
          <table:table-cell office:value-type="float" office:value="1.18396898485942" calcext:value-type="float">
            <text:p>1.18</text:p>
          </table:table-cell>
          <table:table-cell office:value-type="float" office:value="1.08545146903424" calcext:value-type="float">
            <text:p>1.09</text:p>
          </table:table-cell>
          <table:table-cell office:value-type="float" office:value="0.405766764645477" calcext:value-type="float">
            <text:p>4.06E-01</text:p>
          </table:table-cell>
          <table:table-cell office:value-type="float" office:value="0.0158355337241422" calcext:value-type="float">
            <text:p>1.58E-02</text:p>
          </table:table-cell>
          <table:table-cell office:value-type="float" office:value="0.456968776334692" calcext:value-type="float">
            <text:p>4.57E-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337A</text:p>
          </table:table-cell>
          <table:table-cell office:value-type="float" office:value="0.324300277683557" calcext:value-type="float">
            <text:p>0.32</text:p>
          </table:table-cell>
          <table:table-cell office:value-type="float" office:value="0.139079284768197" calcext:value-type="float">
            <text:p>0.14</text:p>
          </table:table-cell>
          <table:table-cell office:value-type="float" office:value="0.249134770930196" calcext:value-type="float">
            <text:p>0.25</text:p>
          </table:table-cell>
          <table:table-cell office:value-type="float" office:value="0.0000749160652408104" calcext:value-type="float">
            <text:p>7.49E-05</text:p>
          </table:table-cell>
          <table:table-cell office:value-type="float" office:value="0.0000705439497255035" calcext:value-type="float">
            <text:p>7.05E-05</text:p>
          </table:table-cell>
          <table:table-cell office:value-type="float" office:value="0.000269375929899086" calcext:value-type="float">
            <text:p>2.69E-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337S</text:p>
          </table:table-cell>
          <table:table-cell office:value-type="float" office:value="0.414969394865061" calcext:value-type="float">
            <text:p>0.41</text:p>
          </table:table-cell>
          <table:table-cell office:value-type="float" office:value="0.280871842621793" calcext:value-type="float">
            <text:p>0.28</text:p>
          </table:table-cell>
          <table:table-cell office:value-type="float" office:value="0.352474768792253" calcext:value-type="float">
            <text:p>0.35</text:p>
          </table:table-cell>
          <table:table-cell office:value-type="float" office:value="0.0000264824262880822" calcext:value-type="float">
            <text:p>2.65E-05</text:p>
          </table:table-cell>
          <table:table-cell office:value-type="float" office:value="0.00496789372822029" calcext:value-type="float">
            <text:p>4.97E-03</text:p>
          </table:table-cell>
          <table:table-cell office:value-type="float" office:value="0.000408007251062357" calcext:value-type="float">
            <text:p>4.08E-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4T13:32:51.070753529</dc:date>
    <meta:editing-duration>PT34M</meta:editing-duration>
    <meta:editing-cycles>4</meta:editing-cycles>
    <meta:generator>LibreOffice/7.3.7.2$Linux_X86_64 LibreOffice_project/30$Build-2</meta:generator>
    <meta:document-statistic meta:table-count="1" meta:cell-count="221" meta:object-count="0"/>
  </office:meta>
</office:document-meta>
</file>